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normal" officeooo:rsid="0007b73e" officeooo:paragraph-rsid="0007b73e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normal" officeooo:rsid="0007b73e" officeooo:paragraph-rsid="00115192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normal" officeooo:rsid="0007b73e" officeooo:paragraph-rsid="0017513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17513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1c1bc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1d523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1e274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3f413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47fc7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4.39cm"/>
        </style:tab-stops>
      </style:paragraph-properties>
      <style:text-properties style:text-position="0% 100%" style:font-name="Liberation Serif" fo:font-size="14pt" fo:font-weight="normal" officeooo:rsid="0007b73e" officeooo:paragraph-rsid="003f413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1e274c" officeooo:paragraph-rsid="001e274c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4.39cm"/>
        </style:tab-stops>
      </style:paragraph-properties>
      <style:text-properties style:text-position="0% 100%" style:font-name="Liberation Serif" fo:font-size="14pt" fo:font-weight="normal" officeooo:rsid="004f3e25" officeooo:paragraph-rsid="004f3e25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4.39cm"/>
        </style:tab-stops>
      </style:paragraph-properties>
      <style:text-properties style:text-position="0% 100%" style:font-name="Liberation Serif" fo:font-size="14pt" fo:font-weight="normal" officeooo:rsid="004f3e25" officeooo:paragraph-rsid="005e43c1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54c301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4f3e25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612179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6156e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6cdbc1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729411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00%" fo:text-align="start" style:justify-single-word="false">
        <style:tab-stops>
          <style:tab-stop style:position="1.192cm" style:type="char" style:char="."/>
        </style:tab-stops>
      </style:paragraph-properties>
      <style:text-properties style:text-position="0% 100%" style:font-name="Liberation Serif" fo:font-size="14pt" fo:font-weight="normal" officeooo:rsid="004f3e25" officeooo:paragraph-rsid="004f3e25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00%" fo:text-align="start" style:justify-single-word="false">
        <style:tab-stops>
          <style:tab-stop style:position="0cm"/>
        </style:tab-stops>
      </style:paragraph-properties>
      <style:text-properties style:text-position="0% 100%" style:font-name="Liberation Serif" fo:font-size="14pt" fo:font-weight="normal" officeooo:rsid="004f3e25" officeooo:paragraph-rsid="004f3e25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00%" fo:text-align="start" style:justify-single-word="false">
        <style:tab-stops>
          <style:tab-stop style:position="0cm"/>
        </style:tab-stops>
      </style:paragraph-properties>
      <style:text-properties style:text-position="0% 100%" style:font-name="Liberation Serif" fo:font-size="14pt" fo:font-weight="normal" officeooo:rsid="004f3e25" officeooo:paragraph-rsid="00564914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175139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28b1db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30f8e7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38a965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3f413c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3927c1" officeooo:paragraph-rsid="003927c1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bold" officeooo:rsid="0007b73e" officeooo:paragraph-rsid="0007b73e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bold" officeooo:rsid="0007b73e" officeooo:paragraph-rsid="00115192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bold" officeooo:rsid="0007b73e" officeooo:paragraph-rsid="00175139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bold" officeooo:rsid="0007b73e" officeooo:paragraph-rsid="001c1bc9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bold" officeooo:rsid="0007b73e" officeooo:paragraph-rsid="003f413c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bold" officeooo:rsid="004f3e25" officeooo:paragraph-rsid="006cdbc1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bold" officeooo:rsid="0007b73e" officeooo:paragraph-rsid="00175139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bold" officeooo:rsid="0007b73e" officeooo:paragraph-rsid="0030f8e7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bold" officeooo:rsid="0007b73e" officeooo:paragraph-rsid="003f413c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6pt" fo:font-weight="bold" officeooo:rsid="0007b73e" officeooo:paragraph-rsid="00175139" style:font-size-asian="16pt" style:font-weight-asian="bold" style:font-size-complex="16pt" style:font-weight-complex="bold"/>
    </style:style>
    <style:style style:name="P39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6pt" fo:font-weight="bold" officeooo:rsid="0007b73e" officeooo:paragraph-rsid="003f413c" style:font-size-asian="16pt" style:font-weight-asian="bold" style:font-size-complex="16pt" style:font-weight-complex="bold"/>
    </style:style>
    <style:style style:name="P40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6pt" fo:font-weight="bold" officeooo:rsid="0007b73e" officeooo:paragraph-rsid="0047fc7f" style:font-size-asian="16pt" style:font-weight-asian="bold" style:font-size-complex="16pt" style:font-weight-complex="bold"/>
    </style:style>
    <style:style style:name="P41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6pt" fo:font-weight="bold" officeooo:rsid="004f3e25" officeooo:paragraph-rsid="004f3e25" style:font-size-asian="16pt" style:font-weight-asian="bold" style:font-size-complex="16pt" style:font-weight-complex="bold"/>
    </style:style>
    <style:style style:name="P42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6pt" fo:font-weight="bold" officeooo:rsid="004f3e25" officeooo:paragraph-rsid="006156ee" style:font-size-asian="16pt" style:font-weight-asian="bold" style:font-size-complex="16pt" style:font-weight-complex="bold"/>
    </style:style>
    <style:style style:name="P43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6pt" fo:font-weight="bold" officeooo:rsid="004f3e25" officeooo:paragraph-rsid="006cdbc1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047d72" officeooo:paragraph-rsid="00047d72" style:font-size-asian="20pt" style:font-weight-asian="bold" style:font-size-complex="20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Liberation Serif" fo:font-size="10pt" fo:font-weight="bold" officeooo:rsid="00047d72" officeooo:paragraph-rsid="00047d72" style:font-size-asian="8.75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6pt" fo:font-weight="bold" officeooo:rsid="00047d72" officeooo:paragraph-rsid="00047d72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6pt" fo:font-weight="bold" officeooo:rsid="00175139" officeooo:paragraph-rsid="00047d72" style:font-size-asian="16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047d72" officeooo:paragraph-rsid="00064cf0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047d72" officeooo:paragraph-rsid="00047d72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064cf0" officeooo:paragraph-rsid="00065188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margin-left="-0.101cm" fo:margin-right="0cm" fo:line-height="100%" fo:text-align="start" style:justify-single-word="false" fo:text-indent="0cm" style:auto-text-indent="false">
        <style:tab-stops>
          <style:tab-stop style:position="0.086cm"/>
        </style:tab-stops>
      </style:paragraph-properties>
      <style:text-properties style:text-position="0% 100%" style:font-name="Liberation Serif" fo:font-size="14pt" fo:font-weight="normal" officeooo:rsid="004f3e25" officeooo:paragraph-rsid="0054c301" style:font-size-asian="12.25pt" style:font-weight-asian="normal" style:font-size-complex="14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style:font-name="Liberation Serif" officeooo:paragraph-rsid="000b93e5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Liberation Serif" officeooo:paragraph-rsid="0007b73e"/>
    </style:style>
    <style:style style:name="P54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4pt" fo:font-weight="normal" officeooo:rsid="0007b73e" officeooo:paragraph-rsid="000b93e5" style:font-size-asian="12.25pt" style:font-weight-asian="normal" style:font-size-complex="14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style:text-position="0% 100%" style:font-name="Liberation Serif" fo:font-size="14pt" fo:font-weight="normal" officeooo:rsid="0007b73e" officeooo:paragraph-rsid="00175139" style:font-size-asian="12.25pt" style:font-weight-asian="normal" style:font-size-complex="14pt" style:font-weight-complex="normal"/>
    </style:style>
    <style:style style:name="P56" style:family="paragraph" style:parent-style-name="Standard" style:list-style-name="L3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175139" style:font-size-asian="12.25pt" style:font-weight-asian="normal" style:font-size-complex="14pt" style:font-weight-complex="normal"/>
    </style:style>
    <style:style style:name="P57" style:family="paragraph" style:parent-style-name="Standard" style:list-style-name="L4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175139" style:font-size-asian="12.25pt" style:font-weight-asian="normal" style:font-size-complex="14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4pt" fo:font-weight="normal" officeooo:rsid="00064cf0" officeooo:paragraph-rsid="000b93e5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line-height="100%" fo:text-align="start" style:justify-single-word="false">
        <style:tab-stops>
          <style:tab-stop style:position="4.39cm"/>
        </style:tab-stops>
      </style:paragraph-properties>
      <style:text-properties style:text-position="0% 100%" style:font-name="Liberation Serif" fo:font-size="14pt" fo:font-weight="normal" officeooo:rsid="0054c301" officeooo:paragraph-rsid="005f9e7d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line-height="100%" fo:text-align="start" style:justify-single-word="false">
        <style:tab-stops>
          <style:tab-stop style:position="4.39cm"/>
        </style:tab-stops>
      </style:paragraph-properties>
      <style:text-properties style:text-position="0% 100%" style:font-name="Liberation Serif" fo:font-size="14pt" fo:font-weight="normal" officeooo:rsid="004f3e25" officeooo:paragraph-rsid="005f9e7d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84e011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87d43a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8f880a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9d6d98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9ffd2e" style:font-size-asian="12.25pt" style:font-weight-asian="normal" style:font-size-complex="14pt" style:font-weight-complex="normal"/>
    </style:style>
    <style:style style:name="P66" style:family="paragraph" style:parent-style-name="Standard" style:list-style-name="L5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4d1734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6cdbc1" style:font-size-asian="14pt" style:font-weight-asian="normal" style:font-size-complex="14pt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style:text-position="0% 100%" style:font-name="Liberation Serif" fo:font-size="14pt" fo:font-weight="bold" officeooo:rsid="0007b73e" officeooo:paragraph-rsid="0007b73e" style:font-size-asian="12.25pt" style:font-weight-asian="bold" style:font-size-complex="14pt" style:font-weight-complex="bold"/>
    </style:style>
    <style:style style:name="P69" style:family="paragraph" style:parent-style-name="Standard" style:list-style-name="L2">
      <style:paragraph-properties fo:text-align="start" style:justify-single-word="false"/>
      <style:text-properties style:text-position="0% 100%" style:font-name="Liberation Serif" fo:font-size="14pt" fo:font-weight="bold" officeooo:rsid="0007b73e" officeooo:paragraph-rsid="00175139" style:font-size-asian="12.25pt" style:font-weight-asian="bold" style:font-size-complex="14pt" style:font-weight-complex="bold"/>
    </style:style>
    <style:style style:name="P70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bold" officeooo:rsid="004f3e25" officeooo:paragraph-rsid="00729411" style:font-size-asian="12.25pt" style:font-weight-asian="bold" style:font-size-complex="14pt" style:font-weight-complex="bold"/>
    </style:style>
    <style:style style:name="P71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bold" officeooo:rsid="004f3e25" officeooo:paragraph-rsid="0087d43a" style:font-size-asian="12.25pt" style:font-weight-asian="bold" style:font-size-complex="14pt" style:font-weight-complex="bold"/>
    </style:style>
    <style:style style:name="P72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bold" officeooo:rsid="004f3e25" officeooo:paragraph-rsid="009ffd2e" style:font-size-asian="12.25pt" style:font-weight-asian="bold" style:font-size-complex="14pt" style:font-weight-complex="bold"/>
    </style:style>
    <style:style style:name="P73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6pt" fo:font-weight="bold" officeooo:rsid="004f3e25" officeooo:paragraph-rsid="006cdbc1" style:font-size-asian="16pt" style:font-weight-asian="bold" style:font-size-complex="16pt" style:font-weight-complex="bold"/>
    </style:style>
    <style:style style:name="P74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6pt" fo:font-weight="bold" officeooo:rsid="004f3e25" officeooo:paragraph-rsid="0087d43a" style:font-size-asian="16pt" style:font-weight-asian="bold" style:font-size-complex="16pt" style:font-weight-complex="bold"/>
    </style:style>
    <style:style style:name="P75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6pt" fo:font-weight="bold" officeooo:rsid="0007b73e" officeooo:paragraph-rsid="003f413c" style:font-size-asian="16pt" style:font-weight-asian="bold" style:font-size-complex="16pt" style:font-weight-complex="bold"/>
    </style:style>
    <style:style style:name="P76" style:family="paragraph" style:parent-style-name="Standard">
      <style:paragraph-properties fo:line-height="100%" fo:text-align="start" style:justify-single-word="false">
        <style:tab-stops>
          <style:tab-stop style:position="4.39cm"/>
        </style:tab-stops>
      </style:paragraph-properties>
      <style:text-properties style:text-position="super 58%" style:font-name="Liberation Serif" fo:font-size="14pt" fo:font-weight="normal" officeooo:rsid="004f3e25" officeooo:paragraph-rsid="004f3e25" style:font-size-asian="12.25pt" style:font-weight-asian="normal" style:font-size-complex="14pt" style:font-weight-complex="normal"/>
    </style:style>
    <style:style style:name="P77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super 58%" style:font-name="Liberation Serif" fo:font-size="14pt" fo:font-weight="normal" officeooo:rsid="004f3e25" officeooo:paragraph-rsid="006cdbc1" style:font-size-asian="14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64cf0"/>
    </style:style>
    <style:style style:name="T3" style:family="text">
      <style:text-properties style:text-position="super 58%" fo:font-size="14pt" fo:font-weight="bold" officeooo:rsid="00047d72" style:font-size-asian="12.25pt" style:font-weight-asian="bold" style:font-size-complex="14pt" style:font-weight-complex="bold"/>
    </style:style>
    <style:style style:name="T4" style:family="text">
      <style:text-properties style:text-position="super 58%" fo:font-size="14pt" fo:font-weight="bold" officeooo:rsid="00064cf0" style:font-size-asian="12.25pt" style:font-weight-asian="bold" style:font-size-complex="14pt" style:font-weight-complex="bold"/>
    </style:style>
    <style:style style:name="T5" style:family="text">
      <style:text-properties style:text-position="super 58%" fo:font-size="14pt" fo:font-weight="bold" officeooo:rsid="00065188" style:font-size-asian="12.25pt" style:font-weight-asian="bold" style:font-size-complex="14pt" style:font-weight-complex="bold"/>
    </style:style>
    <style:style style:name="T6" style:family="text">
      <style:text-properties style:text-position="super 58%" fo:font-size="14pt" fo:font-weight="normal" officeooo:rsid="00047d72" style:font-size-asian="12.25pt" style:font-weight-asian="normal" style:font-size-complex="14pt" style:font-weight-complex="normal"/>
    </style:style>
    <style:style style:name="T7" style:family="text">
      <style:text-properties style:text-position="super 58%" fo:font-size="14pt" fo:font-weight="normal" officeooo:rsid="0007b73e" style:font-size-asian="12.25pt" style:font-weight-asian="normal" style:font-size-complex="14pt" style:font-weight-complex="normal"/>
    </style:style>
    <style:style style:name="T8" style:family="text">
      <style:text-properties style:text-position="super 58%" fo:font-size="14pt" fo:font-weight="normal" officeooo:rsid="0018f18c" style:font-size-asian="12.25pt" style:font-weight-asian="normal" style:font-size-complex="14pt" style:font-weight-complex="normal"/>
    </style:style>
    <style:style style:name="T9" style:family="text">
      <style:text-properties style:text-position="super 58%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text-position="super 58%" fo:font-weight="normal" style:font-weight-asian="normal" style:font-weight-complex="normal"/>
    </style:style>
    <style:style style:name="T11" style:family="text">
      <style:text-properties style:text-position="super 58%" fo:font-weight="normal" officeooo:rsid="00175139" style:font-weight-asian="normal" style:font-weight-complex="normal"/>
    </style:style>
    <style:style style:name="T12" style:family="text">
      <style:text-properties style:text-position="super 58%" fo:font-weight="normal" officeooo:rsid="001ac800" style:font-weight-asian="normal" style:font-weight-complex="normal"/>
    </style:style>
    <style:style style:name="T13" style:family="text">
      <style:text-properties style:text-position="super 58%" officeooo:rsid="0047fc7f"/>
    </style:style>
    <style:style style:name="T14" style:family="text">
      <style:text-properties style:text-position="super 58%" officeooo:rsid="004d7c7c"/>
    </style:style>
    <style:style style:name="T15" style:family="text">
      <style:text-properties style:text-position="super 58%" officeooo:rsid="004e5fba"/>
    </style:style>
    <style:style style:name="T16" style:family="text">
      <style:text-properties style:text-position="super 58%" officeooo:rsid="004f3e25"/>
    </style:style>
    <style:style style:name="T17" style:family="text">
      <style:text-properties style:text-position="super 58%" fo:font-weight="bold" style:font-weight-asian="bold" style:font-weight-complex="bold"/>
    </style:style>
    <style:style style:name="T18" style:family="text">
      <style:text-properties fo:font-size="14pt" fo:font-weight="bold" officeooo:rsid="00064cf0" style:font-size-asian="12.25pt" style:font-weight-asian="bold" style:font-size-complex="14pt" style:font-weight-complex="bold"/>
    </style:style>
    <style:style style:name="T19" style:family="text">
      <style:text-properties fo:font-size="14pt" fo:font-weight="bold" officeooo:rsid="0007b73e" style:font-size-asian="12.25pt" style:font-weight-asian="bold" style:font-size-complex="14pt" style:font-weight-complex="bold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text-position="sub 58%"/>
    </style:style>
    <style:style style:name="T22" style:family="text">
      <style:text-properties style:text-position="sub 58%" officeooo:rsid="00064cf0"/>
    </style:style>
    <style:style style:name="T23" style:family="text">
      <style:text-properties style:text-position="sub 58%" fo:font-weight="bold" style:font-weight-asian="bold" style:font-weight-complex="bold"/>
    </style:style>
    <style:style style:name="T24" style:family="text">
      <style:text-properties style:text-position="sub 58%" fo:font-size="14pt" fo:font-weight="bold" officeooo:rsid="00064cf0" style:font-size-asian="12.25pt" style:font-weight-asian="bold" style:font-size-complex="14pt" style:font-weight-complex="bold"/>
    </style:style>
    <style:style style:name="T25" style:family="text">
      <style:text-properties style:text-position="sub 58%" fo:font-size="14pt" fo:font-weight="bold" officeooo:rsid="00065188" style:font-size-asian="12.25pt" style:font-weight-asian="bold" style:font-size-complex="14pt" style:font-weight-complex="bold"/>
    </style:style>
    <style:style style:name="T26" style:family="text">
      <style:text-properties style:text-position="sub 58%" officeooo:rsid="0047fc7f"/>
    </style:style>
    <style:style style:name="T27" style:family="text">
      <style:text-properties style:text-position="0% 100%" fo:font-size="14pt" fo:font-weight="bold" officeooo:rsid="00065188" style:font-size-asian="12.25pt" style:font-weight-asian="bold" style:font-size-complex="14pt" style:font-weight-complex="bold"/>
    </style:style>
    <style:style style:name="T28" style:family="text">
      <style:text-properties style:text-position="0% 100%" fo:font-size="14pt" fo:font-weight="bold" officeooo:rsid="0009ab15" style:font-size-asian="12.25pt" style:font-weight-asian="bold" style:font-size-complex="14pt" style:font-weight-complex="bold"/>
    </style:style>
    <style:style style:name="T29" style:family="text">
      <style:text-properties style:text-position="0% 100%" fo:font-size="14pt" fo:font-weight="bold" officeooo:rsid="00047d72" style:font-size-asian="12.25pt" style:font-weight-asian="bold" style:font-size-complex="14pt" style:font-weight-complex="bold"/>
    </style:style>
    <style:style style:name="T30" style:family="text">
      <style:text-properties style:text-position="0% 100%" fo:font-size="14pt" fo:font-weight="bold" officeooo:rsid="00064cf0" style:font-size-asian="12.25pt" style:font-weight-asian="bold" style:font-size-complex="14pt" style:font-weight-complex="bold"/>
    </style:style>
    <style:style style:name="T31" style:family="text">
      <style:text-properties style:text-position="0% 100%" fo:font-size="14pt" fo:font-weight="bold" officeooo:rsid="0007b73e" style:font-size-asian="12.25pt" style:font-weight-asian="bold" style:font-size-complex="14pt" style:font-weight-complex="bold"/>
    </style:style>
    <style:style style:name="T32" style:family="text">
      <style:text-properties style:text-position="0% 100%" fo:font-size="14pt" fo:font-weight="normal" officeooo:rsid="0007b73e" style:font-size-asian="12.25pt" style:font-weight-asian="normal" style:font-size-complex="14pt" style:font-weight-complex="normal"/>
    </style:style>
    <style:style style:name="T33" style:family="text">
      <style:text-properties style:text-position="0% 100%" fo:font-size="14pt" fo:font-weight="normal" officeooo:rsid="00064cf0" style:font-size-asian="12.25pt" style:font-weight-asian="normal" style:font-size-complex="14pt" style:font-weight-complex="normal"/>
    </style:style>
    <style:style style:name="T34" style:family="text">
      <style:text-properties style:text-position="0% 100%" fo:font-size="14pt" fo:font-weight="normal" officeooo:rsid="00065188" style:font-size-asian="12.25pt" style:font-weight-asian="normal" style:font-size-complex="14pt" style:font-weight-complex="normal"/>
    </style:style>
    <style:style style:name="T35" style:family="text">
      <style:text-properties style:text-position="0% 100%" fo:font-size="14pt" fo:font-weight="normal" officeooo:rsid="00047d72" style:font-size-asian="12.25pt" style:font-weight-asian="normal" style:font-size-complex="14pt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09ab15" style:font-weight-asian="bold" style:font-weight-complex="bold"/>
    </style:style>
    <style:style style:name="T38" style:family="text">
      <style:text-properties fo:font-weight="bold" officeooo:rsid="0007d33a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fce04" style:font-weight-asian="normal" style:font-weight-complex="normal"/>
    </style:style>
    <style:style style:name="T41" style:family="text">
      <style:text-properties fo:font-weight="normal" officeooo:rsid="001c1bc9" style:font-weight-asian="normal" style:font-weight-complex="normal"/>
    </style:style>
    <style:style style:name="T42" style:family="text">
      <style:text-properties fo:font-weight="normal" officeooo:rsid="001e274c" style:font-weight-asian="normal" style:font-weight-complex="normal"/>
    </style:style>
    <style:style style:name="T43" style:family="text">
      <style:text-properties fo:font-weight="normal" officeooo:rsid="0094c6cb" style:font-weight-asian="normal" style:font-weight-complex="normal"/>
    </style:style>
    <style:style style:name="T44" style:family="text">
      <style:text-properties officeooo:rsid="0007d33a"/>
    </style:style>
    <style:style style:name="T45" style:family="text">
      <style:text-properties officeooo:rsid="000cb06c"/>
    </style:style>
    <style:style style:name="T46" style:family="text">
      <style:text-properties officeooo:rsid="000d8741"/>
    </style:style>
    <style:style style:name="T47" style:family="text">
      <style:text-properties officeooo:rsid="0018f18c"/>
    </style:style>
    <style:style style:name="T48" style:family="text">
      <style:text-properties officeooo:rsid="00267195"/>
    </style:style>
    <style:style style:name="T49" style:family="text">
      <style:text-properties officeooo:rsid="002d23ae"/>
    </style:style>
    <style:style style:name="T50" style:family="text">
      <style:text-properties officeooo:rsid="00300df3"/>
    </style:style>
    <style:style style:name="T51" style:family="text">
      <style:text-properties officeooo:rsid="0037d799"/>
    </style:style>
    <style:style style:name="T52" style:family="text">
      <style:text-properties officeooo:rsid="003c3ca7"/>
    </style:style>
    <style:style style:name="T53" style:family="text">
      <style:text-properties officeooo:rsid="0047fc7f"/>
    </style:style>
    <style:style style:name="T54" style:family="text">
      <style:text-properties officeooo:rsid="004f01ce"/>
    </style:style>
    <style:style style:name="T55" style:family="text">
      <style:text-properties officeooo:rsid="004f3e25"/>
    </style:style>
    <style:style style:name="T56" style:family="text">
      <style:text-properties officeooo:rsid="005e43c1"/>
    </style:style>
    <style:style style:name="T57" style:family="text">
      <style:text-properties officeooo:rsid="006156ee"/>
    </style:style>
    <style:style style:name="T58" style:family="text">
      <style:text-properties officeooo:rsid="0087d43a"/>
    </style:style>
    <style:style style:name="T59" style:family="text">
      <style:text-properties officeooo:rsid="008ad7e2"/>
    </style:style>
    <style:style style:name="T60" style:family="text">
      <style:text-properties officeooo:rsid="0092ada5"/>
    </style:style>
    <style:style style:name="T61" style:family="text">
      <style:text-properties officeooo:rsid="0094c6cb"/>
    </style:style>
    <style:style style:name="T62" style:family="text">
      <style:text-properties officeooo:rsid="0099eb59"/>
    </style:style>
    <style:style style:name="T63" style:family="text">
      <style:text-properties officeooo:rsid="00a116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Number Theory</text:p>
      <text:p text:style-name="P44"/>
      <text:p text:style-name="P45"/>
      <text:p text:style-name="P46">Factors, <text:span text:style-name="T46">Primes</text:span> &amp; <text:span text:style-name="T46">it’s </text:span>Properties:</text:p>
      <text:p text:style-name="P47"/>
      <text:p text:style-name="P48">A number a is called a factor or a divisor of a number b if a divides b . If a is a factor of b , we write a | b. <text:s/>A number n &gt; 1 is a prime if its only positive factors are 1 and n . <text:span text:style-name="T36">For every number n &gt; 1, there is a unique prime factorization</text:span></text:p>
      <text:p text:style-name="P48">n = p<text:span text:style-name="T22">1</text:span><text:span text:style-name="T1">α1</text:span> * <text:span text:style-name="T47">p</text:span><text:span text:style-name="T22">2</text:span><text:span text:style-name="T1">α2</text:span> * ... <text:s/>* p<text:span text:style-name="T21">k</text:span><text:span text:style-name="T1">αk</text:span> ,</text:p>
      <text:p text:style-name="P49"/>
      <text:p text:style-name="P49"/>
      <text:p text:style-name="P49">For example, the prime factorization for 84 is, 84 = 2<text:span text:style-name="T2">2</text:span> . 3<text:span text:style-name="T1">1</text:span> . 7<text:span text:style-name="T1">1</text:span> </text:p>
      <text:p text:style-name="P49"/>
      <text:list xml:id="list470495668" text:style-name="L1">
        <text:list-item>
          <text:p text:style-name="P52"><text:span text:style-name="T18">total no of factors </text:span><text:span text:style-name="T19">= </text:span><text:span text:style-name="T27">τ(</text:span><text:span text:style-name="T28">n</text:span><text:span text:style-name="T27">) </text:span><text:span text:style-name="T18">= product of (</text:span><text:span text:style-name="T29">α</text:span><text:span text:style-name="T24">i</text:span><text:span text:style-name="T29"> </text:span><text:span text:style-name="T30">+ 1) for 1&lt;=i&lt;=k </text:span></text:p>
          <text:p text:style-name="P54">Example for 84 <text:s/>= 3 * 2 * 2 = 12</text:p>
        </text:list-item>
      </text:list>
      <text:p text:style-name="P50"/>
      <text:list xml:id="list161741506256366" text:continue-numbering="true" text:style-name="L1">
        <text:list-item>
          <text:p text:style-name="P52"><text:span text:style-name="T30">The sum of factors of n is </text:span><text:span text:style-name="T27">= product of ( 1 + p</text:span><text:span text:style-name="T25">i <text:s/></text:span><text:span text:style-name="T27">+ ... + p</text:span><text:span text:style-name="T25">i</text:span><text:span text:style-name="T3">α</text:span><text:span text:style-name="T4">i </text:span><text:span text:style-name="T27">) , </text:span></text:p>
          <text:p text:style-name="P58">where the latter formula is based on the geometric progression formula. For example, the sum of factors of 84 is</text:p>
          <text:p text:style-name="P52"><text:span text:style-name="T33">σ (84) = </text:span><text:span text:style-name="T34">(</text:span><text:span text:style-name="T35">2</text:span><text:span text:style-name="T8">3</text:span><text:span text:style-name="T35"> - </text:span><text:span text:style-name="T34">1 / 2 - 1) * (</text:span><text:span text:style-name="T35">3</text:span><text:span text:style-name="T8">2</text:span><text:span text:style-name="T6"> –</text:span><text:span text:style-name="T35"> </text:span><text:span text:style-name="T34">1 / 3 - 1) *</text:span><text:span text:style-name="T35"> </text:span><text:span text:style-name="T34">(</text:span><text:span text:style-name="T35">7</text:span><text:span text:style-name="T8">2</text:span><text:span text:style-name="T6"> –</text:span><text:span text:style-name="T35"> </text:span><text:span text:style-name="T34">1 / 7 – 1)</text:span></text:p>
        </text:list-item>
      </text:list>
      <text:p text:style-name="P50"/>
      <text:list xml:id="list161742236291241" text:continue-numbering="true" text:style-name="L1">
        <text:list-item>
          <text:p text:style-name="P52"><text:span text:style-name="T27">The product of factors of n </text:span><text:span text:style-name="T31">= </text:span><text:span text:style-name="T27">μ( n ) = n</text:span><text:span text:style-name="T5">τ( n ) / 2 </text:span></text:p>
          <text:p text:style-name="P52"><text:span text:style-name="T32">Example for 84 = 84</text:span><text:span text:style-name="T7">12 / 2 </text:span><text:span text:style-name="T32">= 84</text:span><text:span text:style-name="T7">6</text:span></text:p>
        </text:list-item>
      </text:list>
      <text:p text:style-name="P1"/>
      <text:list xml:id="list161742101143861" text:continue-numbering="true" text:style-name="L1">
        <text:list-item>
          <text:p text:style-name="P53"><text:span text:style-name="T32">A number n is called a </text:span><text:span text:style-name="T31">perfect number if n = σ ( n ) − n. </text:span><text:span text:style-name="T32">For example, 28 is a perfect number, because 28 = 1 + 2 + 4 + 7 + 14.</text:span></text:p>
        </text:list-item>
      </text:list>
      <text:p text:style-name="P1"/>
      <text:p text:style-name="P1"/>
      <text:p text:style-name="P1">It is easy to show that there is an infinite number of primes. <text:span text:style-name="T44">Let</text:span>, p<text:span text:style-name="T21">1</text:span> = 2, p<text:span text:style-name="T21">2 </text:span>= 3, p<text:span text:style-name="T21">3 </text:span>= 5, and so on. <text:span text:style-name="T44">U</text:span>sing P , we could form a new prime <text:span text:style-name="T37">(</text:span><text:span text:style-name="T36"> p</text:span><text:span text:style-name="T23">1</text:span><text:span text:style-name="T36"> * p</text:span><text:span text:style-name="T23">2</text:span><text:span text:style-name="T36"> * .... * p</text:span><text:span text:style-name="T23">n </text:span><text:span text:style-name="T38">)</text:span><text:span text:style-name="T36">+ 1</text:span></text:p>
      <text:p text:style-name="P1"><text:span text:style-name="T36">Density of primes</text:span> : The density of primes means how often there are primes among the numbers. Let π ( n ) denote the number of primes between 1 and n . For example, π (10) = 4, because there are 4 primes between 1 and 10: 2, 3, 5 and 7.</text:p>
      <text:p text:style-name="P1">It is possible to show that</text:p>
      <text:p text:style-name="P29">π ( n ) ≈ <text:span text:style-name="T45">n / </text:span>ln n</text:p>
      <text:p text:style-name="P29"/>
      <text:p text:style-name="P29"/>
      <text:p text:style-name="P30">Conjectures : <text:span text:style-name="T39">There are many conjectures involving primes. Most people think that the conjectures are true, but nobody has been able to prove them.</text:span></text:p>
      <text:p text:style-name="P2"/>
      <text:list xml:id="list2440566051" text:style-name="L2">
        <text:list-item>
          <text:p text:style-name="P68">Goldbach’s conjecture :<text:span text:style-name="T39"> Each even integer n &gt; 2 can be represented as a sum <text:s text:c="2"/>n = a + b s</text:span><text:span text:style-name="T40">uch</text:span><text:span text:style-name="T39"> that both a and b are primes.</text:span></text:p>
        </text:list-item>
        <text:list-item>
          <text:p text:style-name="P69">Twin prime conjecture :<text:span text:style-name="T39"> There is an infinite number of pairs of the form </text:span></text:p>
          <text:p text:style-name="P55">{ p, p + 2}, where both p and p + 2 are primes.</text:p>
        </text:list-item>
        <text:list-item>
          <text:p text:style-name="P69"><text:soft-page-break/>Legendre’s conjecture : <text:span text:style-name="T39">There is always a prime between numbers n</text:span><text:span text:style-name="T11">2</text:span><text:span text:style-name="T39"> and </text:span></text:p>
          <text:p text:style-name="P69"><text:span text:style-name="T39">( n + 1 )</text:span><text:span text:style-name="T10">2</text:span><text:span text:style-name="T39"> , where n is any positive integer.</text:span></text:p>
        </text:list-item>
      </text:list>
      <text:p text:style-name="P3"/>
      <text:p text:style-name="P3"/>
      <text:p text:style-name="P3"/>
      <text:p text:style-name="P31">Basic algorithm :</text:p>
      <text:p text:style-name="P31"/>
      <text:p text:style-name="P31"><text:span text:style-name="T39">If a number n is not prime, it can be represented as a product a * b , where a ≤ n</text:span><text:span text:style-name="T12">1/2</text:span></text:p>
      <text:p text:style-name="P31"><text:span text:style-name="T39">or b ≤ n</text:span><text:span text:style-name="T12">1/2</text:span><text:span text:style-name="T39">, so it certainly has a factor between 2 and n</text:span><text:span text:style-name="T12">1/2</text:span><text:span text:style-name="T39"> . </text:span></text:p>
      <text:p text:style-name="P3"/>
      <text:p text:style-name="P11">Algorithm to check if a number is prime or not :</text:p>
      <text:p text:style-name="P11"/>
      <text:list xml:id="list1453693362" text:style-name="L3">
        <text:list-item>
          <text:p text:style-name="P56">bool prime(int n) {</text:p>
        </text:list-item>
      </text:list>
      <text:p text:style-name="P32"><text:span text:style-name="T41"><text:tab/></text:span><text:span text:style-name="T42"><text:tab/></text:span><text:span text:style-name="T39">if (n &lt; 2) </text:span></text:p>
      <text:p text:style-name="P5"><text:tab/><text:tab/><text:tab/>return false;</text:p>
      <text:p text:style-name="P4"><text:tab/><text:tab/>for (int x = 2; x*x &lt;= n; x++) {</text:p>
      <text:p text:style-name="P6"><text:tab/><text:tab/><text:tab/>if (n%x == 0) </text:p>
      <text:p text:style-name="P6"><text:tab/><text:tab/><text:tab/><text:tab/>return false;</text:p>
      <text:p text:style-name="P4"><text:tab/><text:tab/>}</text:p>
      <text:p text:style-name="P4"><text:tab/><text:tab/>return true;</text:p>
      <text:p text:style-name="P4"><text:tab/>}<text:tab/></text:p>
      <text:p text:style-name="P4"/>
      <text:p text:style-name="P11">Algorithm for prime factorization :</text:p>
      <text:p text:style-name="P11"/>
      <text:list xml:id="list3418440330" text:style-name="L4">
        <text:list-item>
          <text:p text:style-name="P57">vector&lt;int&gt; factors(int n) {</text:p>
        </text:list-item>
      </text:list>
      <text:p text:style-name="P4"><text:tab/><text:tab/>vector&lt;int&gt; f;</text:p>
      <text:p text:style-name="P4"><text:tab/><text:tab/>for (int x = 2; x * x &lt;= n; x++) {</text:p>
      <text:p text:style-name="P4"><text:tab/><text:tab/><text:tab/>while (n%x == 0) {</text:p>
      <text:p text:style-name="P4"><text:tab/><text:tab/><text:tab/><text:tab/>f.push_back(x);</text:p>
      <text:p text:style-name="P4"><text:tab/><text:tab/><text:tab/><text:tab/>n /= x;</text:p>
      <text:p text:style-name="P4"><text:tab/><text:tab/><text:tab/>}</text:p>
      <text:p text:style-name="P4"><text:tab/><text:tab/>}</text:p>
      <text:p text:style-name="P7"><text:tab/><text:tab/>if (n &gt; 1) </text:p>
      <text:p text:style-name="P7"><text:tab/><text:tab/><text:tab/>f.push_back(n);</text:p>
      <text:p text:style-name="P4"><text:tab/><text:tab/>return f;</text:p>
      <text:p text:style-name="P4"><text:tab/>}</text:p>
      <text:p text:style-name="P4"/>
      <text:p text:style-name="P4"/>
      <text:p text:style-name="P38"/>
      <text:p text:style-name="P38">Sieve of Eratosthenes</text:p>
      <text:p text:style-name="P38"/>
      <text:p text:style-name="P23">The sieve of Eratosthenes is a preprocessing algorithm that builds an array using which we can efficiently check if a given number between 2 . . . n is prime and, if it is not, find one prime factor of the number. The algorithm builds an array sieve whose <text:soft-page-break/>positions 2, 3, . . . , n are used. The value sieve[ k ] = 0 means that k is prime, <text:span text:style-name="T48">else</text:span> not a prime.</text:p>
      <text:p text:style-name="P23"/>
      <text:p text:style-name="P23">//<text:span text:style-name="T52">after initializing whole array with 0 values</text:span></text:p>
      <text:p text:style-name="P23">for (int x = 2; x &lt;= n; x++) {</text:p>
      <text:p text:style-name="P24"><text:tab/>if (sieve[x]) </text:p>
      <text:p text:style-name="P24"><text:tab/><text:tab/>continue;</text:p>
      <text:p text:style-name="P23"><text:tab/>for (int u = 2*x; u &lt;= n; u += x) {</text:p>
      <text:p text:style-name="P23"><text:tab/><text:tab/>sieve[u] = x;</text:p>
      <text:p text:style-name="P23"><text:tab/>}</text:p>
      <text:p text:style-name="P23">}</text:p>
      <text:p text:style-name="P23"/>
      <text:p text:style-name="P23"/>
      <text:p text:style-name="P23"/>
      <text:p text:style-name="P38">Euclid’s algorithm</text:p>
      <text:p text:style-name="P23"/>
      <text:p text:style-name="P23">The greatest common divisor of numbers a and b, gcd( a, b ), is the greatest number that divides both a and b , and the least common multiple of a and b, lcm( a, b ), is the smallest number that is divisible by both a and b.</text:p>
      <text:p text:style-name="P35"><text:span text:style-name="T50">l</text:span>cm (a , b) = <text:span text:style-name="T49">ab / </text:span>gcd (a , b)</text:p>
      <text:p text:style-name="P35"/>
      <text:p text:style-name="P23">Euclid’s algorithm 1 provides an efficient way to find the greatest common divisor of two numbers. The algorithm is based on the following formula:</text:p>
      <text:p text:style-name="P36">gcd (a , b) = a , <text:tab/><text:tab/><text:tab/><text:tab/><text:span text:style-name="T51">if </text:span>b <text:s/>= 0</text:p>
      <text:p text:style-name="P36"><text:tab/><text:tab/>gcd (b , a mod b) , <text:tab/><text:span text:style-name="T51">if </text:span>b != 0</text:p>
      <text:p text:style-name="P25"/>
      <text:p text:style-name="P28">Algorithm : </text:p>
      <text:p text:style-name="P25"/>
      <text:p text:style-name="P25">int gcd(int a, int b) {</text:p>
      <text:p text:style-name="P26"><text:tab/>if (b == 0)</text:p>
      <text:p text:style-name="P26"><text:s/><text:tab/><text:tab/>return a;</text:p>
      <text:p text:style-name="P26"><text:tab/>return gcd(b, a%b);</text:p>
      <text:p text:style-name="P25">}</text:p>
      <text:p text:style-name="P35"/>
      <text:p text:style-name="P27">Euclid’s algorithm works in O (log n ) time, where n = min( a, b ). The worst case for the algorithm is the case when a and b are consecutive Fibonacci numbers. For example, gcd(13, 8) = gcd(8, 5) = gcd(5, 3) = gcd(3, 2) = gcd(2, 1) = gcd(1, 0) = 1.</text:p>
      <text:p text:style-name="P27"/>
      <text:p text:style-name="P27"/>
      <text:p text:style-name="P27"/>
      <text:p text:style-name="P39">Euler’s totient function :</text:p>
      <text:p text:style-name="P39"/>
      <text:p text:style-name="P8">Numbers a and b are coprime if gcd (a , b) = 1. Euler’s totient function φ ( n ) gives the number of coprime numbers to n between 1 and n .</text:p>
      <text:p text:style-name="P33"><text:soft-page-break/>φ ( n ) = <text:span text:style-name="T53">product of p</text:span><text:span text:style-name="T26">i</text:span><text:span text:style-name="T13">αi-1</text:span><text:span text:style-name="T53"> * ( p</text:span><text:span text:style-name="T26">i</text:span><text:span text:style-name="T53"> − 1) ,<text:tab/>1 &lt;= i &lt;= k</text:span></text:p>
      <text:p text:style-name="P9">For example, φ (12) = 2<text:span text:style-name="T13">1</text:span> * (2 − 1) * 3<text:span text:style-name="T13">0</text:span> * (3 − 1) = 4. </text:p>
      <text:p text:style-name="P9">Note that <text:span text:style-name="T36">φ ( n ) = n − 1, if n is prime.</text:span></text:p>
      <text:p text:style-name="P9"/>
      <text:p text:style-name="P9"/>
      <text:p text:style-name="P9"/>
      <text:p text:style-name="P40">Modular <text:span text:style-name="T53">A</text:span>rithmetic</text:p>
      <text:p text:style-name="P8">In modular arithmetic, the set of numbers is limited so that only numbers 0, 1, 2, . . . , m − 1 are used, where m is a constant. Each number x is represented by the number x mod m.</text:p>
      <text:p text:style-name="P8"/>
      <text:list xml:id="list1401147591" text:style-name="L5">
        <text:list-item>
          <text:p text:style-name="P66">( x + y ) mod m <text:tab/>= ( x mod m + y mod m ) mod m</text:p>
        </text:list-item>
        <text:list-item>
          <text:p text:style-name="P66">( x − y ) mod m<text:tab/>= ( x mod m − y mod m ) mod m</text:p>
        </text:list-item>
        <text:list-item>
          <text:p text:style-name="P66">( x * y ) mod m <text:tab/>= ( x mod m * y mod m ) mod m</text:p>
        </text:list-item>
        <text:list-item>
          <text:p text:style-name="P66">x<text:span text:style-name="T14">n</text:span> mod m <text:tab/><text:tab/>= ( x mod m )<text:span text:style-name="T15">n</text:span> mod m</text:p>
        </text:list-item>
      </text:list>
      <text:p text:style-name="P37"/>
      <text:p text:style-name="P37"/>
      <text:p text:style-name="P37"/>
      <text:p text:style-name="P39">Modular <text:span text:style-name="T54">E</text:span>xponentiation </text:p>
      <text:p text:style-name="P39"/>
      <text:p text:style-name="P10">x<text:span text:style-name="T16">n <text:s/></text:span><text:span text:style-name="T55">= <text:s/>1 ,<text:tab/>if n == 0</text:span></text:p>
      <text:p text:style-name="P12"><text:s text:c="9"/>x<text:span text:style-name="T1">n / 2</text:span> * x<text:span text:style-name="T1">n / 2 </text:span>,<text:tab/>if n is even</text:p>
      <text:p text:style-name="P13"><text:s text:c="9"/>x<text:span text:style-name="T1">n - 1 </text:span>* x,<text:tab/>if n is odd<text:span text:style-name="T1"> <text:s text:c="5"/></text:span><text:span text:style-name="T56">= <text:s text:c="2"/></text:span><text:s/>x<text:span text:style-name="T1">n / 2</text:span> * x<text:span text:style-name="T1">n / 2 <text:s/></text:span><text:span text:style-name="T56">* x</text:span></text:p>
      <text:p text:style-name="P76"/>
      <text:p text:style-name="P59">Algorithm : </text:p>
      <text:p text:style-name="P59"/>
      <text:p text:style-name="P60">int modpow(int x, int n, int m) {</text:p>
      <text:p text:style-name="P51"><text:tab/><text:tab/>if (n == 0) </text:p>
      <text:p text:style-name="P14"><text:tab/><text:tab/>return 1%m;</text:p>
      <text:p text:style-name="P20"><text:tab/><text:tab/>long long u = modpow(x,n/2,m);</text:p>
      <text:p text:style-name="P21"><text:tab/>u = (u*u)%m;</text:p>
      <text:p text:style-name="P22"><text:tab/>if (n%2 == 1) </text:p>
      <text:p text:style-name="P22"><text:tab/><text:tab/>u = (u*x)%m;</text:p>
      <text:p text:style-name="P21"><text:tab/>return u;</text:p>
      <text:p text:style-name="P15">}</text:p>
      <text:p text:style-name="P15"/>
      <text:p text:style-name="P15"/>
      <text:p text:style-name="P15"/>
      <text:p text:style-name="P41">Fermat’s theorem and Euler’s theorem</text:p>
      <text:p text:style-name="P16">Fermat’s theorem states that <text:span text:style-name="T36">x</text:span><text:span text:style-name="T17">m − 1</text:span><text:span text:style-name="T36"> mod m = 1, </text:span>when <text:span text:style-name="T36">m is prime </text:span>and<text:span text:style-name="T36"> x and m are coprime. <text:s/></text:span>This also yields, <text:span text:style-name="T36">x</text:span><text:span text:style-name="T17">k</text:span><text:span text:style-name="T36"> mod m = x</text:span><text:span text:style-name="T17">k mod (m − 1)</text:span><text:span text:style-name="T36"> mod m.</text:span></text:p>
      <text:p text:style-name="P17">More generally, Euler’s theorem states that, <text:span text:style-name="T36">x</text:span><text:span text:style-name="T17">φ (m)</text:span><text:span text:style-name="T36"> mod m = 1</text:span> ,when x and m are coprime. Fermat’s theorem follows from Euler’s theorem, because <text:span text:style-name="T57">i</text:span>f m is a prime, then <text:span text:style-name="T36">φ ( m ) = m − 1</text:span>.</text:p>
      <text:p text:style-name="P17"><text:soft-page-break/></text:p>
      <text:p text:style-name="P17"/>
      <text:p text:style-name="P17"/>
      <text:p text:style-name="P42">Modular inverse</text:p>
      <text:p text:style-name="P17">The inverse of x mod m is a number x − 1 such that , <text:span text:style-name="T36">x * x</text:span><text:span text:style-name="T17">−1</text:span><text:span text:style-name="T36"> mod m = 1. </text:span>However, a modular inverse does not always exist. <text:s/>It turns out that the value of x − 1 mod m can be calculated exactly when <text:span text:style-name="T36">x and m are coprime. </text:span></text:p>
      <text:p text:style-name="P70"/>
      <text:p text:style-name="P19"><text:span text:style-name="T36">If a modular inverse exists, </text:span>it can be calculated using the formula</text:p>
      <text:p text:style-name="P18"><text:span text:style-name="T36">x</text:span><text:span text:style-name="T17">− 1</text:span><text:span text:style-name="T36"> = x</text:span><text:span text:style-name="T17">φ (m) − 1</text:span></text:p>
      <text:p text:style-name="P18"><text:span text:style-name="T36">If m is prime</text:span>, the formula becomes</text:p>
      <text:p text:style-name="P34">x<text:span text:style-name="T1">− 1</text:span> = x<text:span text:style-name="T1">m − 2</text:span></text:p>
      <text:p text:style-name="P18">For example,</text:p>
      <text:p text:style-name="P18">6<text:span text:style-name="T1">− 1</text:span> mod 17 = 6<text:span text:style-name="T1">17 − 2</text:span> mod 17 = 3.</text:p>
      <text:p text:style-name="P18"/>
      <text:p text:style-name="P18"/>
      <text:p text:style-name="P18"/>
      <text:p text:style-name="P43">Computer arithmetic</text:p>
      <text:p text:style-name="P43"><text:span text:style-name="T20">In programming, unsigned integers are represented modulo 2</text:span><text:span text:style-name="T9">k</text:span><text:span text:style-name="T20"> , where k is the number of bits of the data type. A usual consequence of this is that a number wraps around if it becomes too large.</text:span></text:p>
      <text:p text:style-name="P67"/>
      <text:p text:style-name="P77"/>
      <text:p text:style-name="P43">Diophantine equations</text:p>
      <text:p text:style-name="P61">A Diophantine equation is an equation of the form : ax + by = c</text:p>
      <text:p text:style-name="P63">We can efficiently solve a Diophantine equation by using Euclid’s algorithm. <text:s/></text:p>
      <text:p text:style-name="P63"><text:span text:style-name="T36">ax + by = gcd (a , b)</text:span></text:p>
      <text:p text:style-name="P63">A Diophantine equation can be solved if c is divisible by gcd (a , b), and otherwise it cannot be solved. <text:s/>A solution to a Diophantine equation is not unique, because we can form an infinite number of solutions if we know one solution. If a pair ( x, y ) is a solution, then also all pairs</text:p>
      <text:p text:style-name="P71">( x + <text:span text:style-name="T58">( </text:span>kb / <text:span text:style-name="T58">gcd(a , b) ) </text:span>, y − <text:span text:style-name="T58">( </text:span>ka / <text:span text:style-name="T58">gcd(a , b) ) </text:span>)</text:p>
      <text:p text:style-name="P62"/>
      <text:p text:style-name="P62"/>
      <text:p text:style-name="P74">Chinese remainder theorem</text:p>
      <text:p text:style-name="P62">The Chinese remainder theorem solves a group of equations of the form</text:p>
      <text:p text:style-name="P62">x = a<text:span text:style-name="T21">1</text:span> mod m<text:span text:style-name="T21">1</text:span></text:p>
      <text:p text:style-name="P62">x = a<text:span text:style-name="T21">2</text:span> mod m<text:span text:style-name="T21">2</text:span></text:p>
      <text:p text:style-name="P62">···</text:p>
      <text:p text:style-name="P62">x = <text:s/><text:span text:style-name="T59">a</text:span><text:span text:style-name="T21">n</text:span> mod m<text:span text:style-name="T21">n </text:span>,</text:p>
      <text:p text:style-name="P62">where all pairs of m 1 , m 2 , . . . , m n are coprime.</text:p>
      <text:p text:style-name="P62"/>
      <text:p text:style-name="P62"/>
      <text:p text:style-name="P62"/>
      <text:p text:style-name="P74"><text:soft-page-break/>Lagrange’s theorem</text:p>
      <text:p text:style-name="P62">Lagrange’s theorem states that every positive integer can be <text:span text:style-name="T36">represented as a</text:span></text:p>
      <text:p text:style-name="P62"><text:span text:style-name="T36">sum of four squares</text:span>, i.e., <text:span text:style-name="T36">a</text:span><text:span text:style-name="T17">2</text:span><text:span text:style-name="T36"> + b</text:span><text:span text:style-name="T17">2</text:span><text:span text:style-name="T36"> + c</text:span><text:span text:style-name="T17">2</text:span><text:span text:style-name="T36"> + d</text:span><text:span text:style-name="T17">2</text:span><text:span text:style-name="T36"> </text:span>. For example, the number 123 can be represented as the sum 8<text:span text:style-name="T1">2</text:span> + 5<text:span text:style-name="T1">2</text:span> + 5<text:span text:style-name="T1">2</text:span> + 3<text:span text:style-name="T1">2</text:span> .</text:p>
      <text:p text:style-name="P62"/>
      <text:p text:style-name="P62"/>
      <text:p text:style-name="P74">Zeckendorf’s theorem</text:p>
      <text:p text:style-name="P62">Zeckendorf’s theorem states that every positive integer has a <text:span text:style-name="T36">unique representation as a sum of Fibonacci numbers</text:span> such that <text:span text:style-name="T36">no two numbers are equal or consecutive</text:span> Fibonacci numbers. For example, the number 74 can be represented as the sum 55 + 13 + 5 + 1.</text:p>
      <text:p text:style-name="P62"/>
      <text:p text:style-name="P62"/>
      <text:p text:style-name="P74">Pythagorean <text:span text:style-name="T60">T</text:span>riples</text:p>
      <text:p text:style-name="P62">A Pythagorean triple is a triple (a , b , c) that satisfies the Pythagorean theorem</text:p>
      <text:p text:style-name="P71">a<text:span text:style-name="T1">2</text:span> + b<text:span text:style-name="T1">2</text:span> = c<text:span text:style-name="T1">2</text:span><text:span text:style-name="T39">.</text:span> <text:span text:style-name="T39">If (a , b , c) is a Pythagorean triple, all triples of the form </text:span>(ka , kb , kc)<text:span text:style-name="T39"> </text:span><text:span text:style-name="T43">a</text:span><text:span text:style-name="T39">re also Pythagorean triples where k &gt; 1.</text:span></text:p>
      <text:p text:style-name="P64">A Pythagorean triple is<text:span text:style-name="T36"> primitive if a , b and c are coprime</text:span>, and all Pythagorean triples can be constructed from primitive triples using a multiplier k. Euclid’s formula can be used to produce all primitive Pythagorean triples. Each such triple is of the form <text:span text:style-name="T36">( n</text:span><text:span text:style-name="T17">2</text:span><text:span text:style-name="T36"> − m</text:span><text:span text:style-name="T17">2</text:span><text:span text:style-name="T36"> , 2nm , n</text:span><text:span text:style-name="T17">2</text:span><text:span text:style-name="T36"> + m</text:span><text:span text:style-name="T17">2</text:span><text:span text:style-name="T36"> ), </text:span></text:p>
      <text:p text:style-name="P64">where <text:span text:style-name="T36">0 &lt; m &lt; n , n and m are coprime and at least one of n and m is even</text:span>. For example, when m = 1 and n = 2, the formula produces the smallest Pythagorean triple</text:p>
      <text:p text:style-name="P62">(2<text:span text:style-name="T1">2</text:span> − 1<text:span text:style-name="T1">2</text:span> , 2 * 2 * 1, 2<text:span text:style-name="T1">2</text:span> + 1<text:span text:style-name="T1">2</text:span> ) = ( 3 , 4 , 5 ).</text:p>
      <text:p text:style-name="P62"/>
      <text:p text:style-name="P62"/>
      <text:p text:style-name="P74">Wilson’s theorem</text:p>
      <text:p text:style-name="P65">Wilson’s theorem states that a number n is prime exactly when </text:p>
      <text:p text:style-name="P72">( n − 1 ) ! mod n = n − 1.</text:p>
      <text:p text:style-name="P65">H<text:span text:style-name="T63">ence</text:span>, Wilson’s theorem can be used to find out whether a number is prime. However, in practice, the theorem cannot be applied to large values of n , because it is difficult to calculate values of ( n − 1 )! when n is lar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14:17:32.685084747</meta:creation-date>
    <dc:date>2020-08-07T16:17:40.247818863</dc:date>
    <meta:editing-duration>PT4H4M3S</meta:editing-duration>
    <meta:editing-cycles>145</meta:editing-cycles>
    <meta:generator>LibreOffice/6.0.7.3$Linux_X86_64 LibreOffice_project/00m0$Build-3</meta:generator>
    <meta:document-statistic meta:table-count="0" meta:image-count="0" meta:object-count="0" meta:page-count="6" meta:paragraph-count="138" meta:word-count="1883" meta:character-count="8052" meta:non-whitespace-character-count="6179"/>
  </office:meta>
</office:document-meta>
</file>